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6.25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line-height="100%" fo:text-align="center"/>
      <style:text-properties fo:color="#ffffff" fo:font-size="18pt" style:font-size-asian="18pt" style:font-size-complex="18pt"/>
    </style:style>
    <style:style style:name="P3" style:family="paragraph">
      <loext:graphic-properties draw:fill-color="#ffffff"/>
      <style:text-properties fo:color="#ffffff" fo:font-size="44pt" style:font-size-asian="44pt" style:font-size-complex="44pt"/>
    </style:style>
    <style:style style:name="P4" style:family="paragraph">
      <style:paragraph-properties fo:line-height="100%" fo:text-align="center"/>
      <style:text-properties fo:color="#333333" fo:font-size="18pt" style:font-size-asian="18pt" style:font-size-complex="18pt"/>
    </style:style>
    <style:style style:name="P5" style:family="paragraph">
      <loext:graphic-properties draw:fill-color="#ffffff"/>
      <style:paragraph-properties fo:line-height="100%" fo:text-align="center"/>
      <style:text-properties fo:color="#ffffff" fo:font-size="44pt" style:font-size-asian="18pt" style:font-size-complex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line-height="100%" fo:text-align="center"/>
      <style:text-properties fo:color="#333333" fo:font-size="42pt" style:font-size-asian="42pt" style:font-size-complex="42pt"/>
    </style:style>
    <style:style style:name="P8" style:family="paragraph">
      <loext:graphic-properties draw:fill-color="#ffffff"/>
      <style:paragraph-properties fo:line-height="100%" fo:text-align="center"/>
      <style:text-properties fo:color="#333333" fo:font-size="42pt" style:font-size-asian="42pt" style:font-size-complex="42pt"/>
    </style:style>
    <style:style style:name="P9" style:family="paragraph">
      <style:paragraph-properties fo:line-height="100%" fo:text-align="center"/>
      <style:text-properties fo:color="#333333" fo:font-size="44pt" style:font-size-asian="44pt" style:font-size-complex="44pt"/>
    </style:style>
    <style:style style:name="P10" style:family="paragraph">
      <loext:graphic-properties draw:fill-color="#ffffff"/>
      <style:paragraph-properties fo:line-height="100%" fo:text-align="center"/>
      <style:text-properties fo:color="#333333" fo:font-size="44pt" style:font-size-asian="44pt" style:font-size-complex="44pt"/>
    </style:style>
    <style:style style:name="T1" style:family="text">
      <style:text-properties fo:color="#808080" fo:font-size="48pt" style:font-size-asian="48pt" style:font-size-complex="4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ffff" fo:font-size="44pt" style:font-size-asian="44pt" style:font-size-complex="44pt"/>
    </style:style>
    <style:style style:name="T4" style:family="text">
      <style:text-properties fo:color="#ffffff" fo:font-size="42pt" style:font-size-asian="42pt" style:font-size-complex="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201cm" svg:y="2.2cm" presentation:class="subtitle" presentation:user-transformed="true">
          <draw:text-box>
            <text:p><text:span text:style-name="T1">Oleiro</text:span></text:p>
            <text:p><text:span text:style-name="T2">Suellen Lim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 text:style-name="P2"><text:span text:style-name="T3">Oleiro estou aqui hoje vim</text:span></text:p>
            <text:p text:style-name="P2"><text:span text:style-name="T3">falar de mim</text:span></text:p>
            <text:p text:style-name="P2"><text:span text:style-name="T3">O meu vaso se quebrou,</text:span></text:p>
            <text:p text:style-name="P2"><text:span text:style-name="T3">angustiado eu estou</text:span></text:p>
            <text:p text:style-name="P2"><text:span text:style-name="T3">Meus pedaços hoje</text:span></text:p>
            <text:p text:style-name="P2"><text:span text:style-name="T3">quero te entregar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Oleiro, será que podes me moldar</text:span></text:p>
            <text:p text:style-name="P4"><text:span text:style-name="T3">De um vaso velho para</text:span></text:p>
            <text:p text:style-name="P4"><text:span text:style-name="T3">um vaso novo</text:span></text:p>
            <text:p text:style-name="P4"><text:span text:style-name="T3">Quero sentir teu renovo</text:span></text:p>
            <text:p text:style-name="P4"><text:span text:style-name="T3">E a tua unção me toc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3" draw:text-style-name="P8" draw:layer="layout" svg:width="25.199cm" svg:height="19.363cm" svg:x="1.4cm" svg:y="0.837cm" presentation:class="subtitle" presentation:user-transformed="true">
          <draw:text-box>
            <text:p text:style-name="P7"><text:span text:style-name="T4">Faz de mim Senhor</text:span></text:p>
            <text:p text:style-name="P7"><text:span text:style-name="T4">um vaso de valor</text:span></text:p>
            <text:p text:style-name="P7"><text:span text:style-name="T4">Eu quero ser um</text:span></text:p>
            <text:p text:style-name="P7"><text:span text:style-name="T4">verdadeiro adorador</text:span></text:p>
            <text:p text:style-name="P7"><text:span text:style-name="T4">Restaura em mim um</text:span></text:p>
            <text:p text:style-name="P7"><text:span text:style-name="T4">quebrantado coração</text:span></text:p>
            <text:p text:style-name="P7"><text:span text:style-name="T4">Quero sentir o gozo das tua unção</text:span></text:p>
            <text:p text:style-name="P7"><text:span text:style-name="T4">Levantar as minhas mãos,</text:span></text:p>
            <text:p text:style-name="P7"><text:span text:style-name="T4">te adorar, te exaltar Senhor</text:span></text:p>
            <text:p text:style-name="P7"><text:span text:style-name="T4">E para sempre em tua</text:span></text:p>
            <text:p text:style-name="P7"><text:span text:style-name="T4">presença quero est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8" draw:layer="layout" svg:width="25.199cm" svg:height="19.363cm" svg:x="1.4cm" svg:y="0.837cm" presentation:class="subtitle" presentation:user-transformed="true">
          <draw:text-box>
            <text:p text:style-name="P7"><text:span text:style-name="T4">Faz de mim Senhor</text:span></text:p>
            <text:p text:style-name="P7"><text:span text:style-name="T4">um vaso de valor</text:span></text:p>
            <text:p text:style-name="P7"><text:span text:style-name="T4">Eu quero ser um</text:span></text:p>
            <text:p text:style-name="P7"><text:span text:style-name="T4">verdadeiro adorador</text:span></text:p>
            <text:p text:style-name="P7"><text:span text:style-name="T4">Restaura em mim um</text:span></text:p>
            <text:p text:style-name="P7"><text:span text:style-name="T4">quebrantado coração</text:span></text:p>
            <text:p text:style-name="P7"><text:span text:style-name="T4">Quero sentir o gozo das tua unção</text:span></text:p>
            <text:p text:style-name="P7"><text:span text:style-name="T4">Levantar as minhas mãos,</text:span></text:p>
            <text:p text:style-name="P7"><text:span text:style-name="T4">te adorar, te exaltar Senhor</text:span></text:p>
            <text:p text:style-name="P7"><text:span text:style-name="T4">E para sempre em tua</text:span></text:p>
            <text:p text:style-name="P7"><text:span text:style-name="T4">presença quero est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3" draw:text-style-name="P8" draw:layer="layout" svg:width="25.199cm" svg:height="19.363cm" svg:x="1.4cm" svg:y="0.837cm" presentation:class="subtitle" presentation:user-transformed="true">
          <draw:text-box>
            <text:p text:style-name="P7"><text:span text:style-name="T4">Faz de mim Senhor</text:span></text:p>
            <text:p text:style-name="P7"><text:span text:style-name="T4">um vaso de valor</text:span></text:p>
            <text:p text:style-name="P7"><text:span text:style-name="T4">Eu quero ser um</text:span></text:p>
            <text:p text:style-name="P7"><text:span text:style-name="T4">verdadeiro adorador</text:span></text:p>
            <text:p text:style-name="P7"><text:span text:style-name="T4">Restaura em mim um</text:span></text:p>
            <text:p text:style-name="P7"><text:span text:style-name="T4">quebrantado coração</text:span></text:p>
            <text:p text:style-name="P7"><text:span text:style-name="T4">Quero sentir o gozo das tua unção</text:span></text:p>
            <text:p text:style-name="P7"><text:span text:style-name="T4">Levantar as minhas mãos,</text:span></text:p>
            <text:p text:style-name="P7"><text:span text:style-name="T4">te adorar, te exaltar Senhor</text:span></text:p>
            <text:p text:style-name="P7"><text:span text:style-name="T4">E para sempre em tua</text:span></text:p>
            <text:p text:style-name="P7"><text:span text:style-name="T4">presença quero est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8" draw:layer="layout" svg:width="25.199cm" svg:height="19.363cm" svg:x="1.4cm" svg:y="0.837cm" presentation:class="subtitle" presentation:user-transformed="true">
          <draw:text-box>
            <text:p text:style-name="P7"><text:span text:style-name="T4">Faz de mim Senhor</text:span></text:p>
            <text:p text:style-name="P7"><text:span text:style-name="T4">um vaso de valor</text:span></text:p>
            <text:p text:style-name="P7"><text:span text:style-name="T4">Eu quero ser um</text:span></text:p>
            <text:p text:style-name="P7"><text:span text:style-name="T4">verdadeiro adorador</text:span></text:p>
            <text:p text:style-name="P7"><text:span text:style-name="T4">Restaura em mim um</text:span></text:p>
            <text:p text:style-name="P7"><text:span text:style-name="T4">quebrantado coração</text:span></text:p>
            <text:p text:style-name="P7"><text:span text:style-name="T4">Quero sentir o gozo das tua unção</text:span></text:p>
            <text:p text:style-name="P7"><text:span text:style-name="T4">Levantar as minhas mãos,</text:span></text:p>
            <text:p text:style-name="P7"><text:span text:style-name="T4">te adorar, te exaltar Senhor</text:span></text:p>
            <text:p text:style-name="P7"><text:span text:style-name="T4">E para sempre em tua</text:span></text:p>
            <text:p text:style-name="P7"><text:span text:style-name="T4">presença quero est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office:forms form:automatic-focus="false" form:apply-design-mode="false"/>
        <draw:frame presentation:style-name="pr3" draw:text-style-name="P10" draw:layer="layout" svg:width="25.199cm" svg:height="19.363cm" svg:x="1.4cm" svg:y="0.837cm" presentation:class="subtitle" presentation:user-transformed="true">
          <draw:text-box>
            <text:p text:style-name="P9"><text:span text:style-name="T3">Levantar as minhas mãos,</text:span></text:p>
            <text:p text:style-name="P9"><text:span text:style-name="T3">te adorar, te exaltar Senhor</text:span></text:p>
            <text:p text:style-name="P9"><text:span text:style-name="T3">E para sempre em tua presença quero estar</text:span></text:p>
            <text:p text:style-name="P9"><text:span text:style-name="T3">Eu quero esta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2" style:display-name="Título 2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 style:writing-mode="lr-tb"/>
      <style:text-properties fo:color="#00000a" style:font-name="Liberation Sans1" fo:font-family="'Liberation Sans', Arial" style:font-family-generic="roman" style:font-pitch="variable" fo:font-size="14pt" fo:language="pt" fo:country="BR" style:font-name-asian="FreeSans1" style:font-family-asian="FreeSans" style:font-family-generic-asian="swiss" style:font-pitch-asian="variable" style:font-size-asian="14pt" style:language-asian="hi" style:country-asian="IN"/>
    </style:style>
    <style:style style:name="Citações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08:25.506742965</meta:creation-date>
    <dc:date>2015-11-16T19:25:50.450831046</dc:date>
    <meta:editing-duration>PT21M35S</meta:editing-duration>
    <meta:editing-cycles>26</meta:editing-cycles>
    <meta:generator>LibreOffice/4.4.6.3$Linux_X86_64 LibreOffice_project/40m0$Build-3</meta:generator>
    <meta:document-statistic meta:object-count="45"/>
  </office:meta>
</office:document-meta>
</file>